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.Argu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.Argument( String name , String valu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setMetaData( String new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set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gum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isSkippable( String paramet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